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Tahoma, Arial, sans-serif"/>
    <style:font-face style:name="Calibri" svg:font-family="Calibri, Arial, Helvetica, sans-serif"/>
    <style:font-face style:name="Helvetica" svg:font-family="Helvetica, Arial, Verdana, sans-serif"/>
    <style:font-face style:name="arial" svg:font-family="arial, sans-serif"/>
    <style:font-face style:name="Arial" svg:font-family="Arial" style:font-family-generic="swis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2pt" fo:letter-spacing="normal" fo:font-style="normal" fo:font-weight="normal" officeooo:rsid="000bd03a" officeooo:paragraph-rsid="000bd03a"/>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bd03a" officeooo:paragraph-rsid="000bd03a"/>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134522"/>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1920dc"/>
    </style:style>
    <style:style style:name="P6"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e052f" officeooo:paragraph-rsid="000e052f"/>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6106b" officeooo:paragraph-rsid="0016106b"/>
    </style:style>
    <style:style style:name="P8"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b4f81" officeooo:paragraph-rsid="001b4f81"/>
    </style:style>
    <style:style style:name="P9"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officeooo:paragraph-rsid="001b4f81"/>
    </style:style>
    <style:style style:name="P10"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officeooo:paragraph-rsid="001d1f91"/>
    </style:style>
    <style:style style:name="P11"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officeooo:rsid="001d1f91" officeooo:paragraph-rsid="001d1f91"/>
    </style:style>
    <style:style style:name="P12"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style:font-name="Liberation Serif"/>
    </style:style>
    <style:style style:name="T1" style:family="text">
      <style:text-properties style:font-style-asian="normal" style:font-style-complex="normal"/>
    </style:style>
    <style:style style:name="T2" style:family="text">
      <style:text-properties officeooo:rsid="002515fa" style:font-style-asian="normal" style:font-style-complex="normal"/>
    </style:style>
    <style:style style:name="T3" style:family="text">
      <style:text-properties style:font-name="Liberation Serif" style:font-style-asian="normal" style:font-style-complex="normal"/>
    </style:style>
    <style:style style:name="T4" style:family="text">
      <style:text-properties officeooo:rsid="000e052f"/>
    </style:style>
    <style:style style:name="T5" style:family="text">
      <style:text-properties officeooo:rsid="000f7c4e"/>
    </style:style>
    <style:style style:name="T6" style:family="text">
      <style:text-properties officeooo:rsid="001146ee"/>
    </style:style>
    <style:style style:name="T7" style:family="text">
      <style:text-properties officeooo:rsid="0011baa6"/>
    </style:style>
    <style:style style:name="T8" style:family="text">
      <style:text-properties officeooo:rsid="0012ff06"/>
    </style:style>
    <style:style style:name="T9" style:family="text">
      <style:text-properties fo:font-variant="normal" fo:text-transform="none" fo:color="#000000" style:font-name="Liberation Serif" fo:font-size="12pt" fo:letter-spacing="normal" fo:font-style="normal" fo:font-weight="normal" style:font-style-asian="normal" style:font-style-complex="normal"/>
    </style:style>
    <style:style style:name="T10" style:family="text">
      <style:text-properties fo:font-variant="normal" fo:text-transform="none" fo:color="#000000" style:font-name="Liberation Serif" fo:font-size="12pt" fo:letter-spacing="normal" fo:font-style="normal" fo:font-weight="normal" officeooo:rsid="001b4f81" style:font-style-asian="normal" style:font-style-complex="normal"/>
    </style:style>
    <style:style style:name="T11" style:family="text">
      <style:text-properties fo:font-variant="normal" fo:text-transform="none" fo:color="#000000" style:font-name="Liberation Serif" fo:font-size="12pt" fo:letter-spacing="normal" fo:font-style="normal" fo:font-weight="normal" officeooo:rsid="001d1f91" style:font-style-asian="normal" style:font-style-complex="normal"/>
    </style:style>
    <style:style style:name="T12" style:family="text">
      <style:text-properties fo:font-variant="normal" fo:text-transform="none" fo:color="#000000" fo:font-size="12pt" fo:letter-spacing="normal" fo:font-style="normal" fo:font-weight="normal"/>
    </style:style>
    <style:style style:name="T13" style:family="text">
      <style:text-properties officeooo:rsid="001b36f3"/>
    </style:style>
    <style:style style:name="T14" style:family="text">
      <style:text-properties officeooo:rsid="001fd31d"/>
    </style:style>
    <style:style style:name="T15" style:family="text">
      <style:text-properties officeooo:rsid="002145a3"/>
    </style:style>
    <style:style style:name="T16" style:family="text">
      <style:text-properties officeooo:rsid="00224522"/>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lecaut <text:span text:style-name="T1">Maïté</text:span></text:p>
      <text:p text:style-name="P2"><text:span text:style-name="T1">32 rue du Gallodrome</text:span></text:p>
      <text:p text:style-name="P2"><text:span text:style-name="T1">59960, Neuville-en-Ferrain</text:span></text:p>
      <text:p text:style-name="P1"><text:a xlink:type="simple" xlink:href="mailto:maite.delecaut@outlook" text:style-name="Internet_20_link" text:visited-style-name="Visited_20_Internet_20_Link"><text:span text:style-name="T3">maite.delecaut@outlook</text:span></text:a><text:span text:style-name="T3">,fr</text:span></text:p>
      <text:p text:style-name="P2"><text:span text:style-name="T2">0</text:span><text:span text:style-name="T1">60536930</text:span></text:p>
      <text:p text:style-name="P6"><text:span text:style-name="T1">Neuville-en-Ferrain le 25 octobre 2016</text:span></text:p>
      <text:p text:style-name="P6"><text:span text:style-name="T1"/></text:p>
      <text:p text:style-name="P8"><text:span text:style-name="T1">Proxiad Lille</text:span></text:p>
      <text:p text:style-name="P9"><text:span text:style-name="T10">A l'attention de Madame Lidia Breazu</text:span></text:p>
      <text:p text:style-name="P11"><text:span text:style-name="T10">1</text:span><text:span text:style-name="T9">9 Avenue le Corbusier</text:span></text:p>
      <text:p text:style-name="P10"><text:span text:style-name="T11">59000, Lille</text:span></text:p>
      <text:p text:style-name="P3"/>
      <text:p text:style-name="P3">Objet : Candidature <text:span text:style-name="T4">au poste d'Ingénieur d'études et de développement JEE</text:span></text:p>
      <text:p text:style-name="P3"/>
      <text:p text:style-name="P3">Madame, Monsieur</text:p>
      <text:p text:style-name="P3"/>
      <text:p text:style-name="P7">En réponse à votre annonce paru<text:span text:style-name="T13">e</text:span> sur votre site internet, je vous transmet ma candidature.</text:p>
      <text:p text:style-name="P3"/>
      <text:p text:style-name="P3"><text:span text:style-name="T15">Actuellement en seconde année en DUT informatique, j'étudie dans la cadre de ma formation</text:span> différents langages de programmations tel que Java et le langage C mais également de la manipulation de base de donnée <text:span text:style-name="T5">au travers l'utilisation de certain SGBD tel que MySQL.</text:span> Je<text:span text:style-name="T6"> mets depuis cette année ces compétences à profil en </text:span>programmation web, <text:span text:style-name="T6">un sujet qui m’intéresse énormément</text:span>. Capable de travailler en équipe, j’ai participé à la réalisation de plusieurs projets de groupe dont l’un suivant la méthode AGILE. <text:span text:style-name="T7">Je suis également capable d'assurer des responsabilités et être indépendante comme le montre mon expérience passé en tant que directrice d'un projet d'entrepreneuriat. </text:span>Déterminée et motivée je réalise les taches que l’on m’attribue avec sérieux et soins. Mon expérience <text:span text:style-name="T16">au sein du centre médical de Tourcoing</text:span> m’a permis de gagner en indépendance et je suis déterminée à fournir à travaille à la hauteur de la tache qui me sera confi<text:span text:style-name="T8">ée afin de satisfaire au mieux les demandes des clients ainsi que les vôtres</text:span>.</text:p>
      <text:p text:style-name="P3"/>
      <text:p text:style-name="P5">De nature curieuse et travailleuse je souhaite approfondir mes connaissances en informatique. <text:span text:style-name="T8">Motivée à apprendre, je sais me donner les moyens de réussir comme le montre l'investissement et le sérieux dont je fais preuve dans mes études. Déterminée et avide d'expérience, rejoindre une équipe jeune et dynamique afin de participer à la mise en œuvre de solutions spécifique et innovantes est une opportunité vraiment stimulante et motivante.</text:span></text:p>
      <text:p text:style-name="P4"/>
      <text:p text:style-name="P3">Motivée et déterminée, je me tiens à votre entière disposition pour tous renseignements complémentaires. Dans l’attente de vous rencontrer, je vous pris d’agréer, l’expression de mes salutations distinguées.</text:p>
      <text:p text:style-name="P12"><text:span text:style-name="T12">Delecaut Maï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Tahoma, Arial, sans-serif"/>
    <style:font-face style:name="Calibri" svg:font-family="Calibri, Arial, Helvetica, sans-serif"/>
    <style:font-face style:name="Helvetica" svg:font-family="Helvetica, Arial, Verdana, sans-serif"/>
    <style:font-face style:name="arial" svg:font-family="arial, sans-serif"/>
    <style:font-face style:name="Arial" svg:font-family="Arial" style:font-family-generic="swis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8:50:33.113271692</meta:creation-date>
    <dc:date>2016-10-25T09:39:09.886319131</dc:date>
    <meta:editing-duration>PT9M29S</meta:editing-duration>
    <meta:editing-cycles>13</meta:editing-cycles>
    <meta:generator>LibreOffice/4.3.3.2$Linux_X86_64 LibreOffice_project/430m0$Build-2</meta:generator>
    <meta:document-statistic meta:table-count="0" meta:image-count="0" meta:object-count="0" meta:page-count="1" meta:paragraph-count="17" meta:word-count="318" meta:character-count="2074" meta:non-whitespace-character-count="1773"/>
  </office:meta>
</office:document-meta>
</file>